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B5000001B588108018.png" manifest:media-type="image/png"/>
  <manifest:file-entry manifest:full-path="Pictures/1000000100000491000001C30E793EC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chivo Narrow" svg:font-family="'Archivo Narrow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7f7f7" draw:fill-gradient-name="gradient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17" draw:gradient-step-count="0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Default-title">
      <style:graphic-properties draw:textarea-horizontal-align="left" draw:auto-grow-height="true" fo:min-height="2.629cm" loext:decorative="false"/>
      <style:paragraph-properties style:writing-mode="lr-tb"/>
    </style:style>
    <style:style style:name="pr4" style:family="presentation" style:parent-style-name="Default-outline1" style:list-style-name="L3">
      <style:graphic-properties fo:min-height="8.884cm" loext:decorative="false"/>
      <style:paragraph-properties style:writing-mode="lr-tb"/>
    </style:style>
    <style:style style:name="P1" style:family="paragraph">
      <style:text-properties fo:color="#ffffff" loext:opacity="100%" style:font-name="Archivo Narrow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left"/>
      <style:text-properties fo:color="#e67e22" loext:opacity="100%" style:font-name="Archivo Narrow" fo:font-weight="bold" style:font-weight-asian="bold" style:font-weight-complex="bold"/>
    </style:style>
    <style:style style:name="P5" style:family="paragraph">
      <style:text-properties fo:hyphenate="false" loext:hyphenation-no-caps="false" loext:hyphenation-no-last-word="false"/>
    </style:style>
    <style:style style:name="P6" style:family="paragraph">
      <style:text-properties fo:color="#0c0300" loext:opacity="100%" style:font-name="Noto Sans1" fo:hyphenate="false" loext:hyphenation-no-caps="false" loext:hyphenation-no-last-word="false"/>
    </style:style>
    <style:style style:name="T1" style:family="text">
      <style:text-properties fo:color="#ffffff" loext:opacity="100%" style:font-name="Archivo Narrow" fo:font-weight="bold" style:font-weight-asian="bold" style:font-weight-complex="bold"/>
    </style:style>
    <style:style style:name="T2" style:family="text">
      <style:text-properties fo:color="#e67e22" loext:opacity="100%" style:font-name="Archivo Narrow" fo:font-weight="bold" style:font-weight-asian="bold" style:font-weight-complex="bold"/>
    </style:style>
    <style:style style:name="T3" style:family="text">
      <style:text-properties fo:color="#0c0300" loext:opacity="100%" style:font-name="Noto Sans1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">
        <style:list-level-properties text:space-before="0.3cm" text:min-label-width="0.9cm"/>
        <style:text-properties fo:font-family="OpenSymbol" style:font-style-name="Regular" fo:color="#0c0300" fo:font-size="45%"/>
      </text:list-level-style-bullet>
      <text:list-level-style-bullet text:level="2" text:bullet-char="">
        <style:list-level-properties text:space-before="1.5cm" text:min-label-width="0.9cm"/>
        <style:text-properties fo:font-family="OpenSymbol" style:font-style-name="Regular" fo:color="#0c030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">
        <style:list-level-properties text:space-before="0.3cm" text:min-label-width="0.9cm"/>
        <style:text-properties fo:font-family="OpenSymbol" style:font-style-name="Regular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AsteroidOS</text:span></text:p>
          </draw:text-box>
        </draw:frame>
        <draw:frame draw:style-name="gr1" draw:text-style-name="P2" draw:layer="layout" svg:width="27.999cm" svg:height="10.801cm" svg:x="0.001cm" svg:y="4.949cm">
          <draw:image xlink:href="Pictures/1000000100000491000001C30E793EC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599cm" svg:height="2.629cm" svg:x="4cm" svg:y="0.628cm" presentation:class="title" presentation:user-transformed="true">
          <draw:text-box>
            <text:p><text:span text:style-name="T2">Title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3">…</text:span></text:p>
                <text:list>
                  <text:list-item>
                    <text:p text:style-name="P5"><text:span text:style-name="T3">...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cm" svg:height="3cm" svg:x="0.449cm" svg:y="0.388cm">
          <draw:image xlink:href="Pictures/10000001000001B5000001B58810801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chivo Narrow" svg:font-family="'Archivo Narrow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f7f7f7" draw:end-color="#cc7700" draw:start-intensity="100%" draw:end-intensity="100%" draw:angle="26deg" draw:border="39%">
      <loext:gradient-stop svg:offset="0" loext:color-type="rgb" loext:color-value="#f7f7f7"/>
      <loext:gradient-stop svg:offset="1" loext:color-type="rgb" loext:color-value="#cc7700"/>
    </draw:gradient>
    <draw:gradient draw:name="Gradient_20_11" draw:display-name="Gradient 11" draw:style="linear" draw:start-color="#f7f7f7" draw:end-color="#cc7700" draw:start-intensity="100%" draw:end-intensity="100%" draw:angle="26deg" draw:border="39%">
      <loext:gradient-stop svg:offset="0" loext:color-type="rgb" loext:color-value="#f7f7f7"/>
      <loext:gradient-stop svg:offset="1" loext:color-type="rgb" loext:color-value="#cc7700"/>
    </draw:gradient>
    <draw:gradient draw:name="Gradient_20_12" draw:display-name="Gradient 12" draw:style="linear" draw:start-color="#f7f7f7" draw:end-color="#cc7700" draw:start-intensity="100%" draw:end-intensity="100%" draw:angle="26deg" draw:border="39%">
      <loext:gradient-stop svg:offset="0" loext:color-type="rgb" loext:color-value="#f7f7f7"/>
      <loext:gradient-stop svg:offset="1" loext:color-type="rgb" loext:color-value="#cc7700"/>
    </draw:gradient>
    <draw:gradient draw:name="Gradient_20_13" draw:display-name="Gradient 13" draw:style="linear" draw:start-color="#f7f7f7" draw:end-color="#cc7700" draw:start-intensity="100%" draw:end-intensity="100%" draw:angle="26deg" draw:border="39%">
      <loext:gradient-stop svg:offset="0" loext:color-type="rgb" loext:color-value="#f7f7f7"/>
      <loext:gradient-stop svg:offset="1" loext:color-type="rgb" loext:color-value="#cc7700"/>
    </draw:gradient>
    <draw:gradient draw:name="Gradient_20_14" draw:display-name="Gradient 14" draw:style="linear" draw:start-color="#f7f7f7" draw:end-color="#cc7700" draw:start-intensity="100%" draw:end-intensity="100%" draw:angle="26deg" draw:border="39%">
      <loext:gradient-stop svg:offset="0" loext:color-type="rgb" loext:color-value="#f7f7f7"/>
      <loext:gradient-stop svg:offset="1" loext:color-type="rgb" loext:color-value="#cc7700"/>
    </draw:gradient>
    <draw:gradient draw:name="Gradient_20_15" draw:display-name="Gradient 15" draw:style="linear" draw:start-color="#f7f7f7" draw:end-color="#cc7700" draw:start-intensity="100%" draw:end-intensity="100%" draw:angle="26deg" draw:border="39%">
      <loext:gradient-stop svg:offset="0" loext:color-type="rgb" loext:color-value="#f7f7f7"/>
      <loext:gradient-stop svg:offset="1" loext:color-type="rgb" loext:color-value="#cc7700"/>
    </draw:gradient>
    <draw:gradient draw:name="Gradient_20_16" draw:display-name="Gradient 16" draw:style="linear" draw:start-color="#f7f7f7" draw:end-color="#cc7700" draw:start-intensity="100%" draw:end-intensity="100%" draw:angle="26deg" draw:border="39%">
      <loext:gradient-stop svg:offset="0" loext:color-type="rgb" loext:color-value="#f7f7f7"/>
      <loext:gradient-stop svg:offset="1" loext:color-type="rgb" loext:color-value="#cc7700"/>
    </draw:gradient>
    <draw:gradient draw:name="Gradient_20_17" draw:display-name="Gradient 17" draw:style="linear" draw:start-color="#f7f7f7" draw:end-color="#cc7700" draw:start-intensity="100%" draw:end-intensity="100%" draw:angle="26deg" draw:border="39%">
      <loext:gradient-stop svg:offset="0" loext:color-type="rgb" loext:color-value="#f7f7f7"/>
      <loext:gradient-stop svg:offset="1" loext:color-type="rgb" loext:color-value="#cc7700"/>
    </draw:gradient>
    <draw:gradient draw:name="Gradient_20_18" draw:display-name="Gradient 18" draw:style="linear" draw:start-color="#f7f7f7" draw:end-color="#cc7700" draw:start-intensity="100%" draw:end-intensity="100%" draw:angle="26deg" draw:border="39%">
      <loext:gradient-stop svg:offset="0" loext:color-type="rgb" loext:color-value="#f7f7f7"/>
      <loext:gradient-stop svg:offset="1" loext:color-type="rgb" loext:color-value="#cc7700"/>
    </draw:gradient>
    <draw:gradient draw:name="Gradient_20_3" draw:display-name="Gradient 3" draw:style="linear" draw:start-color="#f7f7f7" draw:end-color="#ff8000" draw:start-intensity="100%" draw:end-intensity="100%" draw:angle="26deg" draw:border="39%">
      <loext:gradient-stop svg:offset="0" loext:color-type="rgb" loext:color-value="#f7f7f7"/>
      <loext:gradient-stop svg:offset="1" loext:color-type="rgb" loext:color-value="#ff80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f7f7f7" draw:end-color="#cc7700" draw:start-intensity="100%" draw:end-intensity="100%" draw:angle="180deg" draw:border="70%">
      <loext:gradient-stop svg:offset="0" loext:color-type="rgb" loext:color-value="#f7f7f7"/>
      <loext:gradient-stop svg:offset="1" loext:color-type="rgb" loext:color-value="#cc7700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8T12:05:45.962958643</meta:creation-date>
    <dc:date>2026-04-29T15:53:41.508848619</dc:date>
    <meta:editing-duration>PT3H41M36S</meta:editing-duration>
    <meta:editing-cycles>16</meta:editing-cycles>
    <meta:generator>LibreOffice/26.2.2.2$Linux_X86_64 LibreOffice_project/620$Build-2</meta:generator>
    <meta:document-statistic meta:object-count="30"/>
  </office:meta>
</office:document-meta>
</file>